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671c" officeooo:paragraph-rsid="000202b3"/>
    </style:style>
    <style:style style:name="P2" style:family="paragraph" style:parent-style-name="Standard" style:list-style-name="L1">
      <style:text-properties officeooo:rsid="0003d073" officeooo:paragraph-rsid="0003d073"/>
    </style:style>
    <style:style style:name="P3" style:family="paragraph" style:parent-style-name="Standard" style:list-style-name="L2">
      <style:text-properties officeooo:rsid="0003d073" officeooo:paragraph-rsid="0005d59e"/>
    </style:style>
    <style:style style:name="P4" style:family="paragraph" style:parent-style-name="Standard">
      <style:text-properties officeooo:rsid="0004a154" officeooo:paragraph-rsid="0004a154"/>
    </style:style>
    <style:style style:name="P5" style:family="paragraph" style:parent-style-name="Standard" style:list-style-name="L1">
      <style:text-properties officeooo:rsid="0004a154" officeooo:paragraph-rsid="0004a154"/>
    </style:style>
    <style:style style:name="P6" style:family="paragraph" style:parent-style-name="Standard" style:list-style-name="L2">
      <style:text-properties officeooo:rsid="0004a154" officeooo:paragraph-rsid="0005d59e"/>
    </style:style>
    <style:style style:name="P7" style:family="paragraph" style:parent-style-name="Standard">
      <style:text-properties officeooo:rsid="0005d59e" officeooo:paragraph-rsid="0005d59e"/>
    </style:style>
    <style:style style:name="P8" style:family="paragraph" style:parent-style-name="Standard" style:list-style-name="L2">
      <style:text-properties officeooo:rsid="0005d59e" officeooo:paragraph-rsid="0005d59e"/>
    </style:style>
    <style:style style:name="T1" style:family="text">
      <style:text-properties officeooo:rsid="000202b3"/>
    </style:style>
    <style:style style:name="T2" style:family="text">
      <style:text-properties officeooo:rsid="0003d073"/>
    </style:style>
    <style:style style:name="T3" style:family="text">
      <style:text-properties officeooo:rsid="0004a154"/>
    </style:style>
    <style:style style:name="T4" style:family="text">
      <style:text-properties officeooo:rsid="0005d59e"/>
    </style:style>
    <style:style style:name="T5" style:family="text">
      <style:text-properties officeooo:rsid="000743e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ld labels (documents) can be difficult to OCR</text:span>. Typically, you want to prepreocess the <text:span text:style-name="T1">label</text:span> <text:span text:style-name="T1">images </text:span>to give the OCR engine the best opportunity to find the text. <text:span text:style-name="T1">Sometimes a label can be read directly and sometimes you need to “despeckle” or “binarize” a label. </text:span>Additionally, we have found that certain OCR engines work better in certain situations. <text:span text:style-name="T1">A</text:span>nother wrinkle is that we are dealing with 1000s of labels at a time, all in various states of disrepair so we cannot easily preplan which preprocessing technique or engine will work best for all labels. There are 2 obvious methods for dealing with this. One, we could sort the labels into categories for the preprocessing/OCR engine that is likely to work the best on that label. This hasn’t worked well for us for various logistical and technical reasons <text:span text:style-name="T1">not the least of which is that, logistically, it subsumes method two at least until we sufficiently train a model to recognize the chosen categories. </text:span><text:span text:style-name="T2">One technical reason is that a label is very often not uniform in how it is degraded, stains, discoloration, and speckling often happen in some parts of the label and not others, etc.</text:span></text:p>
      <text:p text:style-name="P1"/>
      <text:p text:style-name="P1"><text:span text:style-name="T1">So, what is method two, the method we are currently using? We hit every label with all image processing techniques and OCR engines and see what works the best. </text:span><text:span text:style-name="T2">But we’re we treat each part of the label as if it were a separate document and we find the mosaic of techniques that best retreives the text from the labels. So let’s assume we have 3 images processing pipelines one that works for clean labels, one that works for faint labels, and one that works for “snowy” labels. And we have two OCR engines Tesseract (the heavy-weight champ of open source OCR) and EasyOCR (a newer engine). So </text:span><text:span text:style-name="T3">in this example</text:span><text:span text:style-name="T2"> we wind up with 6 OCR results for every label. Now we:</text:span></text:p>
      <text:list xml:id="list1597451285" text:style-name="L1">
        <text:list-item>
          <text:p text:style-name="P2">Filter <text:span text:style-name="T3">out </text:span>sections of text that the OCR engine has given a low confidence score.</text:p>
        </text:list-item>
        <text:list-item>
          <text:p text:style-name="P2"><text:span text:style-name="T3">Then, we</text:span> assemble the <text:span text:style-name="T3">text into lines.</text:span></text:p>
        </text:list-item>
        <text:list-item>
          <text:p text:style-name="P5">Next, we perform a multiple sequence alignment on the text. (Based on character similarity.)</text:p>
        </text:list-item>
        <text:list-item>
          <text:p text:style-name="P5">Finally, we derive a consensus sequence of the text.</text:p>
        </text:list-item>
      </text:list>
      <text:p text:style-name="P1"/>
      <text:p text:style-name="P4">This is of course not perfect, so we post process the text with spell checkers, add and remove spaces from the text, etc.</text:p>
      <text:p text:style-name="P4"/>
      <text:p text:style-name="P7">Different image processing techniques work for different kinds of image degredation and we don’t know which one will work on each label. So we use them <text:span text:style-name="T5">and</text:span> and and:</text:p>
      <text:list xml:id="list396863108" text:style-name="L2">
        <text:list-item>
          <text:p text:style-name="P3">Filter <text:span text:style-name="T3">out </text:span>sections of text that the OCR engine has given a low confidence score.</text:p>
        </text:list-item>
        <text:list-item>
          <text:p text:style-name="P3"><text:span text:style-name="T3">Then, we</text:span> assemble the <text:span text:style-name="T3">text into lines.</text:span></text:p>
        </text:list-item>
        <text:list-item>
          <text:p text:style-name="P6">Next, we perform a multiple sequence alignment on the text. (Based on character similarity.)</text:p>
        </text:list-item>
        <text:list-item>
          <text:p text:style-name="P6">Finally, we derive a consensus sequence of the text.</text:p>
        </text:list-item>
        <text:list-item>
          <text:p text:style-name="P8">Post process the text with spell checkers, and add and remove spaces from the text, <text:span text:style-name="T5">etc.</text:span></text:p>
        </text:list-item>
      </text:list>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11:09.860837660</meta:creation-date>
    <dc:date>2022-06-02T14:00:49.976392153</dc:date>
    <meta:editing-duration>PT7M28S</meta:editing-duration>
    <meta:editing-cycles>2</meta:editing-cycles>
    <meta:generator>LibreOffice/7.3.3.2$Linux_X86_64 LibreOffice_project/30$Build-2</meta:generator>
    <meta:document-statistic meta:table-count="0" meta:image-count="0" meta:object-count="0" meta:page-count="1" meta:paragraph-count="13" meta:word-count="485" meta:character-count="2721" meta:non-whitespace-character-count="2258"/>
  </office:meta>
</office:document-meta>
</file>